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5.3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3.56cm" svg:height="7.953cm" svg:x="8.431cm" svg:y="0.029cm">
            <draw:object draw:notify-on-update-of-ranges="Лист1.A1:Лист1.A1 Лист1.A2:Лист1.A6 Лист1.B1:Лист1.B1 Лист1.B2:Лист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Испольнитель</text:p>
          </table:table-cell>
          <table:table-cell office:value-type="string" calcext:value-type="string">
            <text:p>Прослушивания за месяц в млн.</text:p>
          </table:table-cell>
        </table:table-row>
        <table:table-row table:style-name="ro1">
          <table:table-cell office:value-type="string" calcext:value-type="string">
            <text:p>yea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ravis Scot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layboi Carti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stroy Lonel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en Karson</text:p>
          </table:table-cell>
          <table:table-cell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2:21:09.321039641</meta:creation-date>
    <dc:date>2024-12-11T22:25:56.042748917</dc:date>
    <meta:editing-duration>PT4M48S</meta:editing-duration>
    <meta:editing-cycles>1</meta:editing-cycles>
    <meta:document-statistic meta:table-count="1" meta:cell-count="12" meta:object-count="1"/>
    <meta:generator>LibreOffice/24.8.3.2$Linux_X86_64 LibreOffice_project/e14c9fdd1f585efcbb2c5363087a99d20928d52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61cm" svg:height="7.954cm" xlink:href=".." xlink:type="simple" chart:class="chart:circle" chart:style-name="ch1">
        <chart:title svg:x="5.007cm" svg:y="0.295cm" chart:style-name="ch2">
          <text:p>Прослушивания</text:p>
        </chart:title>
        <chart:legend chart:legend-position="end" svg:x="10.512cm" svg:y="2.682cm" style:legend-expansion="high" chart:style-name="ch3"/>
        <chart:plot-area chart:style-name="ch4" table:cell-range-address="Лист1.A1:Лист1.B6" chart:data-source-has-labels="both" svg:x="0.35cm" svg:y="1.424cm" svg:width="9.812cm" svg:height="6.18cm">
          <chart:coordinate-region svg:x="2.166cm" svg:y="1.425cm" svg:width="6.179cm" svg:height="6.179cm"/>
          <chart:axis chart:dimension="x" chart:name="primary-x" chart:style-name="ch5" chartooo:axis-type="auto">
            <chartooo:date-scale/>
            <chart:categories table:cell-range-address="Лист1.A2:Лист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6" chart:label-cell-address="Лист1.B1:Лист1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слушивания за месяц в млн.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at</text:p>
                <draw:g>
                  <svg:desc>Лист1.A2:Лист1.A6</svg:desc>
                </draw:g>
              </table:table-cell>
              <table:table-cell office:value-type="float" office:value="19">
                <text:p>19</text:p>
                <draw:g>
                  <svg:desc>Лист1.B2:Лист1.B6</svg:desc>
                </draw:g>
              </table:table-cell>
            </table:table-row>
            <table:table-row>
              <table:table-cell office:value-type="string">
                <text:p>Travis Scott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Playboi Carti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Destroy Lonely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Ken Karson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